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Lohit Devanagari" svg:font-family="Lohit Devanagari" style:font-family-generic="system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text:style-name="WW_CharLFO1LVL3" style:num-suffix="." style:num-format="1" text:start-value="2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text:style-name="WW_CharLFO2LVL3" style:num-suffix="." style:num-format="1" text:start-value="2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text:style-name="WW_CharLFO3LVL3" style:num-suffix="." style:num-format="1" text:start-value="2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text:style-name="WW_CharLFO4LVL3" style:num-suffix="." style:num-format="1" text:start-value="2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text:style-name="WW_CharLFO5LVL3" style:num-suffix="." style:num-format="1" text:start-value="2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6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text:style-name="WW_CharLFO6LVL3" style:num-suffix="." style:num-format="1" text:start-value="2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Standardstycketeckensnitt" style:family="text">
      <style:text-properties fo:font-weight="bold" style:font-weight-asian="bold" fo:font-size="26pt" style:font-size-asian="26pt" style:font-size-complex="26pt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4" style:parent-style-name="Standard" style:family="paragraph">
      <style:text-properties fo:font-weight="bold" style:font-weight-asian="bold" style:font-weight-complex="bold"/>
    </style:style>
    <style:style style:name="P5" style:parent-style-name="Standard" style:family="paragraph">
      <style:text-properties fo:font-weight="bold" style:font-weight-asian="bold" style:font-weight-complex="bold"/>
    </style:style>
    <style:style style:name="P6" style:parent-style-name="Standard" style:family="paragraph">
      <style:text-properties fo:font-weight="bold" style:font-weight-asian="bold" style:font-weight-complex="bold" fo:language="sv" fo:country="SE"/>
    </style:style>
    <style:style style:name="P7" style:parent-style-name="Standard" style:family="paragraph">
      <style:text-properties fo:language="sv" fo:country="SE"/>
    </style:style>
    <style:style style:name="T8" style:parent-style-name="Standardstycketeckensnitt" style:family="text">
      <style:text-properties fo:font-weight="bold" style:font-weight-asian="bold" fo:font-size="16pt" style:font-size-asian="16pt" style:font-size-complex="16pt" fo:language="sv" fo:country="SE"/>
    </style:style>
    <style:style style:name="P9" style:parent-style-name="Standard" style:family="paragraph">
      <style:text-properties fo:language="sv" fo:country="SE"/>
    </style:style>
    <style:style style:name="T10" style:parent-style-name="Standardstycketeckensnitt" style:family="text">
      <style:text-properties fo:font-weight="bold" style:font-weight-asian="bold" fo:language="sv" fo:country="SE"/>
    </style:style>
    <style:style style:name="T11" style:parent-style-name="Standardstycketeckensnitt" style:family="text">
      <style:text-properties fo:language="sv" fo:country="SE"/>
    </style:style>
    <style:style style:name="T12" style:parent-style-name="Standardstycketeckensnitt" style:family="text">
      <style:text-properties fo:font-weight="bold" style:font-weight-asian="bold" fo:language="sv" fo:country="SE"/>
    </style:style>
    <style:style style:name="T13" style:parent-style-name="Standardstycketeckensnitt" style:family="text">
      <style:text-properties fo:language="sv" fo:country="SE"/>
    </style:style>
    <style:style style:name="T14" style:parent-style-name="Standardstycketeckensnitt" style:family="text">
      <style:text-properties fo:font-weight="bold" style:font-weight-asian="bold" fo:language="sv" fo:country="SE"/>
    </style:style>
    <style:style style:name="T15" style:parent-style-name="Standardstycketeckensnitt" style:family="text">
      <style:text-properties fo:language="sv" fo:country="SE"/>
    </style:style>
    <style:style style:name="T16" style:parent-style-name="Standardstycketeckensnitt" style:family="text">
      <style:text-properties fo:language="sv" fo:country="SE"/>
    </style:style>
    <style:style style:name="T17" style:parent-style-name="Standardstycketeckensnitt" style:family="text">
      <style:text-properties fo:font-weight="bold" style:font-weight-asian="bold"/>
    </style:style>
    <style:style style:name="T18" style:parent-style-name="Standardstycketeckensnitt" style:family="text">
      <style:text-properties fo:font-weight="bold" style:font-weight-asian="bold"/>
    </style:style>
    <style:style style:name="P19" style:parent-style-name="Standard" style:list-style-name="LFO1" style:family="paragraph">
      <style:text-properties fo:language="sv" fo:country="SE"/>
    </style:style>
    <style:style style:name="P20" style:parent-style-name="Standard" style:list-style-name="LFO1" style:family="paragraph"/>
    <style:style style:name="P21" style:parent-style-name="Standard" style:list-style-name="LFO1" style:family="paragraph">
      <style:text-properties fo:language="sv" fo:country="SE"/>
    </style:style>
    <style:style style:name="P22" style:parent-style-name="Standard" style:family="paragraph">
      <style:text-properties fo:language="sv" fo:country="SE"/>
    </style:style>
    <style:style style:name="T23" style:parent-style-name="Standardstycketeckensnitt" style:family="text">
      <style:text-properties fo:font-weight="bold" style:font-weight-asian="bold" fo:language="sv" fo:country="SE"/>
    </style:style>
    <style:style style:name="T24" style:parent-style-name="Standardstycketeckensnitt" style:family="text">
      <style:text-properties fo:language="sv" fo:country="SE"/>
    </style:style>
    <style:style style:name="T25" style:parent-style-name="Standardstycketeckensnitt" style:family="text">
      <style:text-properties fo:font-weight="bold" style:font-weight-asian="bold" fo:language="sv" fo:country="SE"/>
    </style:style>
    <style:style style:name="T26" style:parent-style-name="Standardstycketeckensnitt" style:family="text">
      <style:text-properties fo:language="sv" fo:country="SE"/>
    </style:style>
    <style:style style:name="T27" style:parent-style-name="Standardstycketeckensnitt" style:family="text">
      <style:text-properties fo:language="sv" fo:country="SE"/>
    </style:style>
    <style:style style:name="T28" style:parent-style-name="Standardstycketeckensnitt" style:family="text">
      <style:text-properties fo:font-weight="bold" style:font-weight-asian="bold" fo:language="sv" fo:country="SE"/>
    </style:style>
    <style:style style:name="T29" style:parent-style-name="Standardstycketeckensnitt" style:family="text">
      <style:text-properties fo:language="sv" fo:country="SE"/>
    </style:style>
    <style:style style:name="P30" style:parent-style-name="Standard" style:family="paragraph">
      <style:text-properties fo:language="sv" fo:country="SE"/>
    </style:style>
    <style:style style:name="T31" style:parent-style-name="Standardstycketeckensnitt" style:family="text">
      <style:text-properties fo:font-weight="bold" style:font-weight-asian="bold" fo:language="sv" fo:country="SE"/>
    </style:style>
    <style:style style:name="T32" style:parent-style-name="Standardstycketeckensnitt" style:family="text">
      <style:text-properties fo:language="sv" fo:country="SE"/>
    </style:style>
    <style:style style:name="T33" style:parent-style-name="Standardstycketeckensnitt" style:family="text">
      <style:text-properties fo:font-weight="bold" style:font-weight-asian="bold" fo:language="sv" fo:country="SE"/>
    </style:style>
    <style:style style:name="T34" style:parent-style-name="Standardstycketeckensnitt" style:family="text">
      <style:text-properties fo:language="sv" fo:country="SE"/>
    </style:style>
    <style:style style:name="T35" style:parent-style-name="Standardstycketeckensnitt" style:family="text">
      <style:text-properties fo:font-weight="bold" style:font-weight-asian="bold" fo:language="sv" fo:country="SE"/>
    </style:style>
    <style:style style:name="T36" style:parent-style-name="Standardstycketeckensnitt" style:family="text">
      <style:text-properties fo:language="sv" fo:country="SE"/>
    </style:style>
    <style:style style:name="P37" style:parent-style-name="Standard" style:family="paragraph">
      <style:text-properties fo:language="sv" fo:country="SE"/>
    </style:style>
    <style:style style:name="P38" style:parent-style-name="Standard" style:family="paragraph">
      <style:text-properties fo:font-weight="bold" style:font-weight-asian="bold" style:font-weight-complex="bold" fo:language="sv" fo:country="SE"/>
    </style:style>
    <style:style style:name="T39" style:parent-style-name="Standardstycketeckensnitt" style:family="text">
      <style:text-properties fo:font-weight="bold" style:font-weight-asian="bold" fo:language="sv" fo:country="SE"/>
    </style:style>
    <style:style style:name="T40" style:parent-style-name="Standardstycketeckensnitt" style:family="text">
      <style:text-properties fo:language="sv" fo:country="SE"/>
    </style:style>
    <style:style style:name="T41" style:parent-style-name="Standardstycketeckensnitt" style:family="text">
      <style:text-properties fo:font-weight="bold" style:font-weight-asian="bold" fo:language="sv" fo:country="SE"/>
    </style:style>
    <style:style style:name="T42" style:parent-style-name="Standardstycketeckensnitt" style:family="text">
      <style:text-properties fo:language="sv" fo:country="SE"/>
    </style:style>
    <style:style style:name="T43" style:parent-style-name="Standardstycketeckensnitt" style:family="text">
      <style:text-properties fo:font-weight="bold" style:font-weight-asian="bold" fo:language="sv" fo:country="SE"/>
    </style:style>
    <style:style style:name="T44" style:parent-style-name="Standardstycketeckensnitt" style:family="text">
      <style:text-properties fo:language="sv" fo:country="SE"/>
    </style:style>
    <style:style style:name="T45" style:parent-style-name="Standardstycketeckensnitt" style:family="text">
      <style:text-properties fo:language="sv" fo:country="SE"/>
    </style:style>
    <style:style style:name="T46" style:parent-style-name="Standardstycketeckensnitt" style:family="text">
      <style:text-properties fo:font-weight="bold" style:font-weight-asian="bold" fo:language="sv" fo:country="SE"/>
    </style:style>
    <style:style style:name="T47" style:parent-style-name="Standardstycketeckensnitt" style:family="text">
      <style:text-properties fo:font-weight="bold" style:font-weight-asian="bold" fo:language="sv" fo:country="SE"/>
    </style:style>
    <style:style style:name="T48" style:parent-style-name="Standardstycketeckensnitt" style:family="text">
      <style:text-properties fo:language="sv" fo:country="SE"/>
    </style:style>
    <style:style style:name="P49" style:parent-style-name="Standard" style:list-style-name="LFO2" style:family="paragraph">
      <style:text-properties fo:language="sv" fo:country="SE"/>
    </style:style>
    <style:style style:name="P50" style:parent-style-name="Standard" style:list-style-name="LFO2" style:family="paragraph">
      <style:text-properties fo:language="sv" fo:country="SE"/>
    </style:style>
    <style:style style:name="P51" style:parent-style-name="Standard" style:family="paragraph">
      <style:text-properties fo:language="sv" fo:country="SE"/>
    </style:style>
    <style:style style:name="T52" style:parent-style-name="Standardstycketeckensnitt" style:family="text">
      <style:text-properties fo:font-weight="bold" style:font-weight-asian="bold" fo:language="sv" fo:country="SE"/>
    </style:style>
    <style:style style:name="T53" style:parent-style-name="Standardstycketeckensnitt" style:family="text">
      <style:text-properties fo:language="sv" fo:country="SE"/>
    </style:style>
    <style:style style:name="T54" style:parent-style-name="Standardstycketeckensnitt" style:family="text">
      <style:text-properties fo:font-weight="bold" style:font-weight-asian="bold" fo:language="sv" fo:country="SE"/>
    </style:style>
    <style:style style:name="T55" style:parent-style-name="Standardstycketeckensnitt" style:family="text">
      <style:text-properties fo:language="sv" fo:country="SE"/>
    </style:style>
    <style:style style:name="T56" style:parent-style-name="Standardstycketeckensnitt" style:family="text">
      <style:text-properties fo:font-weight="bold" style:font-weight-asian="bold" fo:language="sv" fo:country="SE"/>
    </style:style>
    <style:style style:name="T57" style:parent-style-name="Standardstycketeckensnitt" style:family="text">
      <style:text-properties fo:language="sv" fo:country="SE"/>
    </style:style>
    <style:style style:name="P58" style:parent-style-name="Standard" style:family="paragraph">
      <style:text-properties fo:language="sv" fo:country="SE"/>
    </style:style>
    <style:style style:name="T59" style:parent-style-name="Standardstycketeckensnitt" style:family="text">
      <style:text-properties fo:font-weight="bold" style:font-weight-asian="bold" fo:language="sv" fo:country="SE"/>
    </style:style>
    <style:style style:name="T60" style:parent-style-name="Standardstycketeckensnitt" style:family="text">
      <style:text-properties fo:language="sv" fo:country="SE"/>
    </style:style>
    <style:style style:name="T61" style:parent-style-name="Standardstycketeckensnitt" style:family="text">
      <style:text-properties fo:font-weight="bold" style:font-weight-asian="bold" fo:language="sv" fo:country="SE"/>
    </style:style>
    <style:style style:name="T62" style:parent-style-name="Standardstycketeckensnitt" style:family="text">
      <style:text-properties fo:language="sv" fo:country="SE"/>
    </style:style>
    <style:style style:name="T63" style:parent-style-name="Standardstycketeckensnitt" style:family="text">
      <style:text-properties fo:language="sv" fo:country="SE"/>
    </style:style>
    <style:style style:name="T64" style:parent-style-name="Standardstycketeckensnitt" style:family="text">
      <style:text-properties fo:language="sv" fo:country="SE"/>
    </style:style>
    <style:style style:name="T65" style:parent-style-name="Standardstycketeckensnitt" style:family="text">
      <style:text-properties fo:font-weight="bold" style:font-weight-asian="bold" fo:language="sv" fo:country="SE"/>
    </style:style>
    <style:style style:name="T66" style:parent-style-name="Standardstycketeckensnitt" style:family="text">
      <style:text-properties fo:language="sv" fo:country="SE"/>
    </style:style>
    <style:style style:name="T67" style:parent-style-name="Standardstycketeckensnitt" style:family="text">
      <style:text-properties fo:language="sv" fo:country="SE"/>
    </style:style>
    <style:style style:name="T68" style:parent-style-name="Standardstycketeckensnitt" style:family="text">
      <style:text-properties fo:font-weight="bold" style:font-weight-asian="bold" fo:language="sv" fo:country="SE"/>
    </style:style>
    <style:style style:name="T69" style:parent-style-name="Standardstycketeckensnitt" style:family="text">
      <style:text-properties fo:font-weight="bold" style:font-weight-asian="bold" fo:language="sv" fo:country="SE"/>
    </style:style>
    <style:style style:name="T70" style:parent-style-name="Standardstycketeckensnitt" style:family="text">
      <style:text-properties fo:language="sv" fo:country="SE"/>
    </style:style>
    <style:style style:name="T71" style:parent-style-name="Standardstycketeckensnitt" style:family="text">
      <style:text-properties fo:language="sv" fo:country="SE"/>
    </style:style>
    <style:style style:name="P72" style:parent-style-name="Standard" style:list-style-name="LFO3" style:family="paragraph">
      <style:text-properties fo:language="sv" fo:country="SE"/>
    </style:style>
    <style:style style:name="P73" style:parent-style-name="Standard" style:family="paragraph">
      <style:text-properties fo:language="sv" fo:country="SE"/>
    </style:style>
    <style:style style:name="T74" style:parent-style-name="Standardstycketeckensnitt" style:family="text">
      <style:text-properties fo:font-weight="bold" style:font-weight-asian="bold" fo:language="sv" fo:country="SE"/>
    </style:style>
    <style:style style:name="T75" style:parent-style-name="Standardstycketeckensnitt" style:family="text">
      <style:text-properties fo:language="sv" fo:country="SE"/>
    </style:style>
    <style:style style:name="T76" style:parent-style-name="Standardstycketeckensnitt" style:family="text">
      <style:text-properties fo:font-weight="bold" style:font-weight-asian="bold" fo:language="sv" fo:country="SE"/>
    </style:style>
    <style:style style:name="T77" style:parent-style-name="Standardstycketeckensnitt" style:family="text">
      <style:text-properties fo:language="sv" fo:country="SE"/>
    </style:style>
    <style:style style:name="T78" style:parent-style-name="Standardstycketeckensnitt" style:family="text">
      <style:text-properties fo:font-weight="bold" style:font-weight-asian="bold" fo:language="sv" fo:country="SE"/>
    </style:style>
    <style:style style:name="T79" style:parent-style-name="Standardstycketeckensnitt" style:family="text">
      <style:text-properties fo:language="sv" fo:country="SE"/>
    </style:style>
    <style:style style:name="P80" style:parent-style-name="Standard" style:family="paragraph">
      <style:text-properties fo:language="sv" fo:country="SE"/>
    </style:style>
    <style:style style:name="T81" style:parent-style-name="Standardstycketeckensnitt" style:family="text">
      <style:text-properties fo:font-weight="bold" style:font-weight-asian="bold" fo:language="sv" fo:country="SE"/>
    </style:style>
    <style:style style:name="T82" style:parent-style-name="Standardstycketeckensnitt" style:family="text">
      <style:text-properties fo:language="sv" fo:country="SE"/>
    </style:style>
    <style:style style:name="T83" style:parent-style-name="Standardstycketeckensnitt" style:family="text">
      <style:text-properties fo:font-weight="bold" style:font-weight-asian="bold" fo:language="sv" fo:country="SE"/>
    </style:style>
    <style:style style:name="T84" style:parent-style-name="Standardstycketeckensnitt" style:family="text">
      <style:text-properties fo:language="sv" fo:country="SE"/>
    </style:style>
    <style:style style:name="T85" style:parent-style-name="Standardstycketeckensnitt" style:family="text">
      <style:text-properties fo:language="sv" fo:country="SE"/>
    </style:style>
    <style:style style:name="T86" style:parent-style-name="Standardstycketeckensnitt" style:family="text">
      <style:text-properties fo:font-weight="bold" style:font-weight-asian="bold" fo:language="sv" fo:country="SE"/>
    </style:style>
    <style:style style:name="T87" style:parent-style-name="Standardstycketeckensnitt" style:family="text">
      <style:text-properties fo:language="sv" fo:country="SE"/>
    </style:style>
    <style:style style:name="T88" style:parent-style-name="Standardstycketeckensnitt" style:family="text">
      <style:text-properties fo:font-weight="bold" style:font-weight-asian="bold" fo:language="sv" fo:country="SE"/>
    </style:style>
    <style:style style:name="T89" style:parent-style-name="Standardstycketeckensnitt" style:family="text">
      <style:text-properties fo:font-weight="bold" style:font-weight-asian="bold" fo:language="sv" fo:country="SE"/>
    </style:style>
    <style:style style:name="T90" style:parent-style-name="Standardstycketeckensnitt" style:family="text">
      <style:text-properties fo:language="sv" fo:country="SE"/>
    </style:style>
    <style:style style:name="P91" style:parent-style-name="Standard" style:list-style-name="LFO4" style:family="paragraph">
      <style:text-properties fo:language="sv" fo:country="SE"/>
    </style:style>
    <style:style style:name="P92" style:parent-style-name="Standard" style:list-style-name="LFO4" style:family="paragraph">
      <style:text-properties fo:language="sv" fo:country="SE"/>
    </style:style>
    <style:style style:name="P93" style:parent-style-name="Standard" style:family="paragraph">
      <style:text-properties fo:language="sv" fo:country="SE"/>
    </style:style>
    <style:style style:name="P94" style:parent-style-name="Standard" style:family="paragraph">
      <style:text-properties fo:font-weight="bold" style:font-weight-asian="bold" style:font-weight-complex="bold" fo:font-size="16pt" style:font-size-asian="16pt" style:font-size-complex="16pt" fo:language="sv" fo:country="SE"/>
    </style:style>
    <style:style style:name="P95" style:parent-style-name="Standard" style:family="paragraph">
      <style:text-properties fo:font-weight="bold" style:font-weight-asian="bold" fo:language="sv" fo:country="SE"/>
    </style:style>
    <style:style style:name="T96" style:parent-style-name="Standardstycketeckensnitt" style:family="text">
      <style:text-properties fo:font-weight="bold" style:font-weight-asian="bold" fo:language="sv" fo:country="SE"/>
    </style:style>
    <style:style style:name="T97" style:parent-style-name="Standardstycketeckensnitt" style:family="text">
      <style:text-properties fo:language="sv" fo:country="SE"/>
    </style:style>
    <style:style style:name="T98" style:parent-style-name="Standardstycketeckensnitt" style:family="text">
      <style:text-properties fo:font-weight="bold" style:font-weight-asian="bold" fo:language="sv" fo:country="SE"/>
    </style:style>
    <style:style style:name="T99" style:parent-style-name="Standardstycketeckensnitt" style:family="text">
      <style:text-properties fo:language="sv" fo:country="SE"/>
    </style:style>
    <style:style style:name="T100" style:parent-style-name="Standardstycketeckensnitt" style:family="text">
      <style:text-properties fo:language="sv" fo:country="SE"/>
    </style:style>
    <style:style style:name="T101" style:parent-style-name="Standardstycketeckensnitt" style:family="text">
      <style:text-properties fo:font-weight="bold" style:font-weight-asian="bold" fo:language="sv" fo:country="SE"/>
    </style:style>
    <style:style style:name="T102" style:parent-style-name="Standardstycketeckensnitt" style:family="text">
      <style:text-properties fo:language="sv" fo:country="SE"/>
    </style:style>
    <style:style style:name="T103" style:parent-style-name="Standardstycketeckensnitt" style:family="text">
      <style:text-properties fo:language="sv" fo:country="SE"/>
    </style:style>
    <style:style style:name="T104" style:parent-style-name="Standardstycketeckensnitt" style:family="text">
      <style:text-properties fo:font-weight="bold" style:font-weight-asian="bold" fo:language="sv" fo:country="SE"/>
    </style:style>
    <style:style style:name="T105" style:parent-style-name="Standardstycketeckensnitt" style:family="text">
      <style:text-properties fo:font-weight="bold" style:font-weight-asian="bold" fo:language="sv" fo:country="SE"/>
    </style:style>
    <style:style style:name="T106" style:parent-style-name="Standardstycketeckensnitt" style:family="text">
      <style:text-properties fo:language="sv" fo:country="SE"/>
    </style:style>
    <style:style style:name="P107" style:parent-style-name="Standard" style:list-style-name="LFO5" style:family="paragraph">
      <style:text-properties fo:language="sv" fo:country="SE"/>
    </style:style>
    <style:style style:name="P108" style:parent-style-name="Standard" style:family="paragraph">
      <style:text-properties fo:language="sv" fo:country="SE"/>
    </style:style>
    <style:style style:name="T109" style:parent-style-name="Standardstycketeckensnitt" style:family="text">
      <style:text-properties fo:font-weight="bold" style:font-weight-asian="bold" fo:language="sv" fo:country="SE"/>
    </style:style>
    <style:style style:name="T110" style:parent-style-name="Standardstycketeckensnitt" style:family="text">
      <style:text-properties fo:language="sv" fo:country="SE"/>
    </style:style>
    <style:style style:name="T111" style:parent-style-name="Standardstycketeckensnitt" style:family="text">
      <style:text-properties fo:font-weight="bold" style:font-weight-asian="bold" fo:language="sv" fo:country="SE"/>
    </style:style>
    <style:style style:name="T112" style:parent-style-name="Standardstycketeckensnitt" style:family="text">
      <style:text-properties fo:language="sv" fo:country="SE"/>
    </style:style>
    <style:style style:name="T113" style:parent-style-name="Standardstycketeckensnitt" style:family="text">
      <style:text-properties fo:font-weight="bold" style:font-weight-asian="bold" fo:language="sv" fo:country="SE"/>
    </style:style>
    <style:style style:name="T114" style:parent-style-name="Standardstycketeckensnitt" style:family="text">
      <style:text-properties fo:language="sv" fo:country="SE"/>
    </style:style>
    <style:style style:name="T115" style:parent-style-name="Standardstycketeckensnitt" style:family="text">
      <style:text-properties fo:language="sv" fo:country="SE"/>
    </style:style>
    <style:style style:name="P116" style:parent-style-name="Standard" style:family="paragraph">
      <style:text-properties fo:language="sv" fo:country="SE"/>
    </style:style>
    <style:style style:name="T117" style:parent-style-name="Standardstycketeckensnitt" style:family="text">
      <style:text-properties fo:font-weight="bold" style:font-weight-asian="bold" fo:language="sv" fo:country="SE"/>
    </style:style>
    <style:style style:name="T118" style:parent-style-name="Standardstycketeckensnitt" style:family="text">
      <style:text-properties fo:language="sv" fo:country="SE"/>
    </style:style>
    <style:style style:name="T119" style:parent-style-name="Standardstycketeckensnitt" style:family="text">
      <style:text-properties fo:font-weight="bold" style:font-weight-asian="bold" fo:language="sv" fo:country="SE"/>
    </style:style>
    <style:style style:name="T120" style:parent-style-name="Standardstycketeckensnitt" style:family="text">
      <style:text-properties fo:language="sv" fo:country="SE"/>
    </style:style>
    <style:style style:name="T121" style:parent-style-name="Standardstycketeckensnitt" style:family="text">
      <style:text-properties fo:language="sv" fo:country="SE"/>
    </style:style>
    <style:style style:name="T122" style:parent-style-name="Standardstycketeckensnitt" style:family="text">
      <style:text-properties fo:font-weight="bold" style:font-weight-asian="bold" fo:language="sv" fo:country="SE"/>
    </style:style>
    <style:style style:name="T123" style:parent-style-name="Standardstycketeckensnitt" style:family="text">
      <style:text-properties fo:language="sv" fo:country="SE"/>
    </style:style>
    <style:style style:name="T124" style:parent-style-name="Standardstycketeckensnitt" style:family="text">
      <style:text-properties fo:font-weight="bold" style:font-weight-asian="bold" fo:language="sv" fo:country="SE"/>
    </style:style>
    <style:style style:name="T125" style:parent-style-name="Standardstycketeckensnitt" style:family="text">
      <style:text-properties fo:font-weight="bold" style:font-weight-asian="bold" fo:language="sv" fo:country="SE"/>
    </style:style>
    <style:style style:name="T126" style:parent-style-name="Standardstycketeckensnitt" style:family="text">
      <style:text-properties fo:language="sv" fo:country="SE"/>
    </style:style>
    <style:style style:name="P127" style:parent-style-name="Standard" style:family="paragraph">
      <style:text-properties fo:language="sv" fo:country="SE"/>
    </style:style>
    <style:style style:name="T128" style:parent-style-name="Standardstycketeckensnitt" style:family="text">
      <style:text-properties fo:font-weight="bold" style:font-weight-asian="bold" fo:language="sv" fo:country="SE"/>
    </style:style>
    <style:style style:name="T129" style:parent-style-name="Standardstycketeckensnitt" style:family="text">
      <style:text-properties fo:language="sv" fo:country="SE"/>
    </style:style>
    <style:style style:name="T130" style:parent-style-name="Standardstycketeckensnitt" style:family="text">
      <style:text-properties fo:font-weight="bold" style:font-weight-asian="bold" fo:language="sv" fo:country="SE"/>
    </style:style>
    <style:style style:name="T131" style:parent-style-name="Standardstycketeckensnitt" style:family="text">
      <style:text-properties fo:language="sv" fo:country="SE"/>
    </style:style>
    <style:style style:name="T132" style:parent-style-name="Standardstycketeckensnitt" style:family="text">
      <style:text-properties fo:font-weight="bold" style:font-weight-asian="bold" fo:language="sv" fo:country="SE"/>
    </style:style>
    <style:style style:name="T133" style:parent-style-name="Standardstycketeckensnitt" style:family="text">
      <style:text-properties fo:language="sv" fo:country="SE"/>
    </style:style>
    <style:style style:name="P134" style:parent-style-name="Standard" style:family="paragraph">
      <style:text-properties fo:language="sv" fo:country="SE"/>
    </style:style>
    <style:style style:name="P135" style:parent-style-name="Standard" style:family="paragraph">
      <style:text-properties fo:language="sv" fo:country="SE"/>
    </style:style>
    <style:style style:name="P136" style:parent-style-name="Standard" style:family="paragraph">
      <style:text-properties fo:font-weight="bold" style:font-weight-asian="bold" style:font-weight-complex="bold" fo:font-size="16pt" style:font-size-asian="16pt" style:font-size-complex="16pt" fo:language="sv" fo:country="SE"/>
    </style:style>
    <style:style style:name="P137" style:parent-style-name="Standard" style:family="paragraph">
      <style:text-properties fo:font-weight="bold" style:font-weight-asian="bold" fo:language="sv" fo:country="SE"/>
    </style:style>
    <style:style style:name="T138" style:parent-style-name="Standardstycketeckensnitt" style:family="text">
      <style:text-properties fo:font-weight="bold" style:font-weight-asian="bold" fo:language="sv" fo:country="SE"/>
    </style:style>
    <style:style style:name="T139" style:parent-style-name="Standardstycketeckensnitt" style:family="text">
      <style:text-properties fo:language="sv" fo:country="SE"/>
    </style:style>
    <style:style style:name="T140" style:parent-style-name="Standardstycketeckensnitt" style:family="text">
      <style:text-properties fo:font-weight="bold" style:font-weight-asian="bold" fo:language="sv" fo:country="SE"/>
    </style:style>
    <style:style style:name="T141" style:parent-style-name="Standardstycketeckensnitt" style:family="text">
      <style:text-properties fo:language="sv" fo:country="SE"/>
    </style:style>
    <style:style style:name="T142" style:parent-style-name="Standardstycketeckensnitt" style:family="text">
      <style:text-properties fo:language="sv" fo:country="SE"/>
    </style:style>
    <style:style style:name="T143" style:parent-style-name="Standardstycketeckensnitt" style:family="text">
      <style:text-properties fo:language="sv" fo:country="SE"/>
    </style:style>
    <style:style style:name="T144" style:parent-style-name="Standardstycketeckensnitt" style:family="text">
      <style:text-properties fo:font-weight="bold" style:font-weight-asian="bold" fo:language="sv" fo:country="SE"/>
    </style:style>
    <style:style style:name="T145" style:parent-style-name="Standardstycketeckensnitt" style:family="text">
      <style:text-properties fo:language="sv" fo:country="SE"/>
    </style:style>
    <style:style style:name="T146" style:parent-style-name="Standardstycketeckensnitt" style:family="text">
      <style:text-properties fo:language="sv" fo:country="SE"/>
    </style:style>
    <style:style style:name="T147" style:parent-style-name="Standardstycketeckensnitt" style:family="text">
      <style:text-properties fo:language="sv" fo:country="SE"/>
    </style:style>
    <style:style style:name="T148" style:parent-style-name="Standardstycketeckensnitt" style:family="text">
      <style:text-properties fo:font-weight="bold" style:font-weight-asian="bold" fo:language="sv" fo:country="SE"/>
    </style:style>
    <style:style style:name="T149" style:parent-style-name="Standardstycketeckensnitt" style:family="text">
      <style:text-properties fo:font-weight="bold" style:font-weight-asian="bold" fo:language="sv" fo:country="SE"/>
    </style:style>
    <style:style style:name="T150" style:parent-style-name="Standardstycketeckensnitt" style:family="text">
      <style:text-properties fo:language="sv" fo:country="SE"/>
    </style:style>
    <style:style style:name="P151" style:parent-style-name="Standard" style:list-style-name="LFO3" style:family="paragraph">
      <style:text-properties fo:language="sv" fo:country="SE"/>
    </style:style>
    <style:style style:name="P152" style:parent-style-name="Standard" style:family="paragraph">
      <style:text-properties fo:language="sv" fo:country="SE"/>
    </style:style>
    <style:style style:name="T153" style:parent-style-name="Standardstycketeckensnitt" style:family="text">
      <style:text-properties fo:language="sv" fo:country="SE"/>
    </style:style>
    <style:style style:name="T154" style:parent-style-name="Standardstycketeckensnitt" style:family="text">
      <style:text-properties fo:font-weight="bold" style:font-weight-asian="bold" fo:language="sv" fo:country="SE"/>
    </style:style>
    <style:style style:name="T155" style:parent-style-name="Standardstycketeckensnitt" style:family="text">
      <style:text-properties fo:language="sv" fo:country="SE"/>
    </style:style>
    <style:style style:name="T156" style:parent-style-name="Standardstycketeckensnitt" style:family="text">
      <style:text-properties fo:language="sv" fo:country="SE"/>
    </style:style>
    <style:style style:name="T157" style:parent-style-name="Standardstycketeckensnitt" style:family="text">
      <style:text-properties fo:font-weight="bold" style:font-weight-asian="bold" fo:language="sv" fo:country="SE"/>
    </style:style>
    <style:style style:name="T158" style:parent-style-name="Standardstycketeckensnitt" style:family="text">
      <style:text-properties fo:language="sv" fo:country="SE"/>
    </style:style>
    <style:style style:name="P159" style:parent-style-name="Standard" style:family="paragraph">
      <style:text-properties fo:font-weight="bold" style:font-weight-asian="bold" style:font-weight-complex="bold" fo:language="sv" fo:country="SE"/>
    </style:style>
    <style:style style:name="T160" style:parent-style-name="Standardstycketeckensnitt" style:family="text">
      <style:text-properties fo:language="sv" fo:country="SE"/>
    </style:style>
    <style:style style:name="T161" style:parent-style-name="Standardstycketeckensnitt" style:family="text">
      <style:text-properties fo:font-weight="bold" style:font-weight-asian="bold" fo:language="sv" fo:country="SE"/>
    </style:style>
    <style:style style:name="T162" style:parent-style-name="Standardstycketeckensnitt" style:family="text">
      <style:text-properties fo:language="sv" fo:country="SE"/>
    </style:style>
    <style:style style:name="T163" style:parent-style-name="Standardstycketeckensnitt" style:family="text">
      <style:text-properties fo:language="sv" fo:country="SE"/>
    </style:style>
    <style:style style:name="T164" style:parent-style-name="Standardstycketeckensnitt" style:family="text">
      <style:text-properties fo:font-weight="bold" style:font-weight-asian="bold" fo:language="sv" fo:country="SE"/>
    </style:style>
    <style:style style:name="T165" style:parent-style-name="Standardstycketeckensnitt" style:family="text">
      <style:text-properties fo:language="sv" fo:country="SE"/>
    </style:style>
    <style:style style:name="T166" style:parent-style-name="Standardstycketeckensnitt" style:family="text">
      <style:text-properties fo:font-weight="bold" style:font-weight-asian="bold" style:font-weight-complex="bold" fo:language="sv" fo:country="SE"/>
    </style:style>
    <style:style style:name="T167" style:parent-style-name="Standardstycketeckensnitt" style:family="text">
      <style:text-properties fo:language="sv" fo:country="SE"/>
    </style:style>
    <style:style style:name="T168" style:parent-style-name="Standardstycketeckensnitt" style:family="text">
      <style:text-properties fo:language="sv" fo:country="SE"/>
    </style:style>
    <style:style style:name="P169" style:parent-style-name="Standard" style:family="paragraph">
      <style:text-properties fo:language="sv" fo:country="SE"/>
    </style:style>
    <style:style style:name="T170" style:parent-style-name="Standardstycketeckensnitt" style:family="text">
      <style:text-properties fo:language="sv" fo:country="SE"/>
    </style:style>
    <style:style style:name="T171" style:parent-style-name="Standardstycketeckensnitt" style:family="text">
      <style:text-properties fo:font-weight="bold" style:font-weight-asian="bold" fo:language="sv" fo:country="SE"/>
    </style:style>
    <style:style style:name="T172" style:parent-style-name="Standardstycketeckensnitt" style:family="text">
      <style:text-properties fo:language="sv" fo:country="SE"/>
    </style:style>
    <style:style style:name="T173" style:parent-style-name="Standardstycketeckensnitt" style:family="text">
      <style:text-properties fo:language="sv" fo:country="SE"/>
    </style:style>
    <style:style style:name="T174" style:parent-style-name="Standardstycketeckensnitt" style:family="text">
      <style:text-properties fo:font-weight="bold" style:font-weight-asian="bold" fo:language="sv" fo:country="SE"/>
    </style:style>
    <style:style style:name="T175" style:parent-style-name="Standardstycketeckensnitt" style:family="text">
      <style:text-properties fo:language="sv" fo:country="SE"/>
    </style:style>
    <style:style style:name="T176" style:parent-style-name="Standardstycketeckensnitt" style:family="text">
      <style:text-properties fo:language="sv" fo:country="SE"/>
    </style:style>
    <style:style style:name="T177" style:parent-style-name="Standardstycketeckensnitt" style:family="text">
      <style:text-properties fo:language="sv" fo:country="SE"/>
    </style:style>
    <style:style style:name="P178" style:parent-style-name="Standard" style:family="paragraph">
      <style:text-properties fo:language="sv" fo:country="SE"/>
    </style:style>
    <style:style style:name="P179" style:parent-style-name="Standard" style:family="paragraph">
      <style:text-properties fo:font-weight="bold" style:font-weight-asian="bold" style:font-weight-complex="bold" fo:language="sv" fo:country="SE"/>
    </style:style>
    <style:style style:name="T180" style:parent-style-name="Standardstycketeckensnitt" style:family="text">
      <style:text-properties fo:font-weight="bold" style:font-weight-asian="bold" fo:language="sv" fo:country="SE"/>
    </style:style>
    <style:style style:name="T181" style:parent-style-name="Standardstycketeckensnitt" style:family="text">
      <style:text-properties fo:language="sv" fo:country="SE"/>
    </style:style>
    <style:style style:name="T182" style:parent-style-name="Standardstycketeckensnitt" style:family="text">
      <style:text-properties fo:font-weight="bold" style:font-weight-asian="bold" fo:language="sv" fo:country="SE"/>
    </style:style>
    <style:style style:name="T183" style:parent-style-name="Standardstycketeckensnitt" style:family="text">
      <style:text-properties fo:language="sv" fo:country="SE"/>
    </style:style>
    <style:style style:name="T184" style:parent-style-name="Standardstycketeckensnitt" style:family="text">
      <style:text-properties fo:language="sv" fo:country="SE"/>
    </style:style>
    <style:style style:name="P185" style:parent-style-name="Standard" style:family="paragraph">
      <style:text-properties fo:font-weight="bold" style:font-weight-asian="bold" style:font-weight-complex="bold" fo:language="sv" fo:country="SE"/>
    </style:style>
    <style:style style:name="T186" style:parent-style-name="Standardstycketeckensnitt" style:family="text">
      <style:text-properties fo:font-weight="bold" style:font-weight-asian="bold" fo:language="sv" fo:country="SE"/>
    </style:style>
    <style:style style:name="T187" style:parent-style-name="Standardstycketeckensnitt" style:family="text">
      <style:text-properties fo:language="sv" fo:country="SE"/>
    </style:style>
    <style:style style:name="T188" style:parent-style-name="Standardstycketeckensnitt" style:family="text">
      <style:text-properties fo:font-weight="bold" style:font-weight-asian="bold" fo:language="sv" fo:country="SE"/>
    </style:style>
    <style:style style:name="T189" style:parent-style-name="Standardstycketeckensnitt" style:family="text">
      <style:text-properties fo:language="sv" fo:country="SE"/>
    </style:style>
    <style:style style:name="T190" style:parent-style-name="Standardstycketeckensnitt" style:family="text">
      <style:text-properties fo:language="sv" fo:country="SE"/>
    </style:style>
    <style:style style:name="T191" style:parent-style-name="Standardstycketeckensnitt" style:family="text">
      <style:text-properties fo:font-weight="bold" style:font-weight-asian="bold" fo:language="sv" fo:country="SE"/>
    </style:style>
    <style:style style:name="T192" style:parent-style-name="Standardstycketeckensnitt" style:family="text">
      <style:text-properties fo:font-weight="bold" style:font-weight-asian="bold" fo:language="sv" fo:country="SE"/>
    </style:style>
    <style:style style:name="T193" style:parent-style-name="Standardstycketeckensnitt" style:family="text">
      <style:text-properties fo:language="sv" fo:country="SE"/>
    </style:style>
    <style:style style:name="P194" style:parent-style-name="Standard" style:family="paragraph">
      <style:text-properties fo:font-weight="bold" style:font-weight-asian="bold" style:font-weight-complex="bold" fo:language="sv" fo:country="SE"/>
    </style:style>
    <style:style style:name="T195" style:parent-style-name="Standardstycketeckensnitt" style:family="text">
      <style:text-properties fo:font-weight="bold" style:font-weight-asian="bold" fo:language="sv" fo:country="SE"/>
    </style:style>
    <style:style style:name="T196" style:parent-style-name="Standardstycketeckensnitt" style:family="text">
      <style:text-properties fo:language="sv" fo:country="SE"/>
    </style:style>
    <style:style style:name="T197" style:parent-style-name="Standardstycketeckensnitt" style:family="text">
      <style:text-properties fo:font-weight="bold" style:font-weight-asian="bold" fo:language="sv" fo:country="SE"/>
    </style:style>
    <style:style style:name="T198" style:parent-style-name="Standardstycketeckensnitt" style:family="text">
      <style:text-properties fo:language="sv" fo:country="SE"/>
    </style:style>
    <style:style style:name="T199" style:parent-style-name="Standardstycketeckensnitt" style:family="text">
      <style:text-properties fo:language="sv" fo:country="SE"/>
    </style:style>
    <style:style style:name="T200" style:parent-style-name="Standardstycketeckensnitt" style:family="text">
      <style:text-properties fo:font-weight="bold" style:font-weight-asian="bold" fo:language="sv" fo:country="SE"/>
    </style:style>
    <style:style style:name="T201" style:parent-style-name="Standardstycketeckensnitt" style:family="text">
      <style:text-properties fo:language="sv" fo:country="SE"/>
    </style:style>
    <style:style style:name="T202" style:parent-style-name="Standardstycketeckensnitt" style:family="text">
      <style:text-properties fo:language="sv" fo:country="SE"/>
    </style:style>
    <style:style style:name="T203" style:parent-style-name="Standardstycketeckensnitt" style:family="text">
      <style:text-properties fo:font-weight="bold" style:font-weight-asian="bold" style:font-weight-complex="bold" fo:language="sv" fo:country="SE"/>
    </style:style>
    <style:style style:name="T204" style:parent-style-name="Standardstycketeckensnitt" style:family="text">
      <style:text-properties fo:language="sv" fo:country="SE"/>
    </style:style>
    <style:style style:name="T205" style:parent-style-name="Standardstycketeckensnitt" style:family="text">
      <style:text-properties fo:language="sv" fo:country="SE"/>
    </style:style>
    <style:style style:name="P206" style:parent-style-name="Standard" style:family="paragraph">
      <style:text-properties fo:language="sv" fo:country="SE"/>
    </style:style>
    <style:style style:name="T207" style:parent-style-name="Standardstycketeckensnitt" style:family="text">
      <style:text-properties fo:font-weight="bold" style:font-weight-asian="bold" fo:language="sv" fo:country="SE"/>
    </style:style>
    <style:style style:name="T208" style:parent-style-name="Standardstycketeckensnitt" style:family="text">
      <style:text-properties fo:language="sv" fo:country="SE"/>
    </style:style>
    <style:style style:name="T209" style:parent-style-name="Standardstycketeckensnitt" style:family="text">
      <style:text-properties fo:font-weight="bold" style:font-weight-asian="bold" fo:language="sv" fo:country="SE"/>
    </style:style>
    <style:style style:name="T210" style:parent-style-name="Standardstycketeckensnitt" style:family="text">
      <style:text-properties fo:language="sv" fo:country="SE"/>
    </style:style>
    <style:style style:name="T211" style:parent-style-name="Standardstycketeckensnitt" style:family="text">
      <style:text-properties fo:language="sv" fo:country="SE"/>
    </style:style>
    <style:style style:name="T212" style:parent-style-name="Standardstycketeckensnitt" style:family="text">
      <style:text-properties fo:font-weight="bold" style:font-weight-asian="bold" fo:language="sv" fo:country="SE"/>
    </style:style>
    <style:style style:name="T213" style:parent-style-name="Standardstycketeckensnitt" style:family="text">
      <style:text-properties fo:language="sv" fo:country="SE"/>
    </style:style>
    <style:style style:name="T214" style:parent-style-name="Standardstycketeckensnitt" style:family="text">
      <style:text-properties fo:language="sv" fo:country="SE"/>
    </style:style>
    <style:style style:name="T215" style:parent-style-name="Standardstycketeckensnitt" style:family="text">
      <style:text-properties fo:language="sv" fo:country="SE"/>
    </style:style>
    <style:style style:name="T216" style:parent-style-name="Standardstycketeckensnitt" style:family="text">
      <style:text-properties fo:font-weight="bold" style:font-weight-asian="bold" style:font-weight-complex="bold" fo:language="sv" fo:country="SE"/>
    </style:style>
    <style:style style:name="T217" style:parent-style-name="Standardstycketeckensnitt" style:family="text">
      <style:text-properties fo:language="sv" fo:country="SE"/>
    </style:style>
    <style:style style:name="T218" style:parent-style-name="Standardstycketeckensnitt" style:family="text">
      <style:text-properties fo:language="sv" fo:country="SE"/>
    </style:style>
    <style:style style:name="P219" style:parent-style-name="Standard" style:family="paragraph">
      <style:text-properties fo:font-weight="bold" style:font-weight-asian="bold" style:font-weight-complex="bold" fo:language="sv" fo:country="SE"/>
    </style:style>
    <style:style style:name="T220" style:parent-style-name="Standardstycketeckensnitt" style:family="text">
      <style:text-properties fo:font-weight="bold" style:font-weight-asian="bold" fo:language="sv" fo:country="SE"/>
    </style:style>
    <style:style style:name="T221" style:parent-style-name="Standardstycketeckensnitt" style:family="text">
      <style:text-properties fo:language="sv" fo:country="SE"/>
    </style:style>
    <style:style style:name="T222" style:parent-style-name="Standardstycketeckensnitt" style:family="text">
      <style:text-properties fo:font-weight="bold" style:font-weight-asian="bold" fo:language="sv" fo:country="SE"/>
    </style:style>
    <style:style style:name="T223" style:parent-style-name="Standardstycketeckensnitt" style:family="text">
      <style:text-properties fo:language="sv" fo:country="SE"/>
    </style:style>
    <style:style style:name="T224" style:parent-style-name="Standardstycketeckensnitt" style:family="text">
      <style:text-properties fo:language="sv" fo:country="SE"/>
    </style:style>
    <style:style style:name="P225" style:parent-style-name="Standard" style:family="paragraph">
      <style:text-properties fo:language="sv" fo:country="SE"/>
    </style:style>
    <style:style style:name="P226" style:parent-style-name="Standard" style:family="paragraph">
      <style:text-properties fo:language="sv" fo:country="SE"/>
    </style:style>
    <style:style style:name="T227" style:parent-style-name="Standardstycketeckensnitt" style:family="text">
      <style:text-properties fo:language="sv" fo:country="SE"/>
    </style:style>
    <style:style style:name="T228" style:parent-style-name="Standardstycketeckensnitt" style:family="text">
      <style:text-properties fo:font-weight="bold" style:font-weight-asian="bold" fo:language="sv" fo:country="SE"/>
    </style:style>
    <style:style style:name="T229" style:parent-style-name="Standardstycketeckensnitt" style:family="text">
      <style:text-properties fo:language="sv" fo:country="SE"/>
    </style:style>
    <style:style style:name="T230" style:parent-style-name="Standardstycketeckensnitt" style:family="text">
      <style:text-properties fo:language="sv" fo:country="SE"/>
    </style:style>
    <style:style style:name="T231" style:parent-style-name="Standardstycketeckensnitt" style:family="text">
      <style:text-properties fo:font-weight="bold" style:font-weight-asian="bold" fo:language="sv" fo:country="SE"/>
    </style:style>
    <style:style style:name="T232" style:parent-style-name="Standardstycketeckensnitt" style:family="text">
      <style:text-properties fo:language="sv" fo:country="SE"/>
    </style:style>
    <style:style style:name="P233" style:parent-style-name="Standard" style:family="paragraph">
      <style:text-properties fo:font-weight="bold" style:font-weight-asian="bold" style:font-weight-complex="bold" fo:language="sv" fo:country="SE"/>
    </style:style>
    <style:style style:name="T234" style:parent-style-name="Standardstycketeckensnitt" style:family="text">
      <style:text-properties fo:language="sv" fo:country="SE"/>
    </style:style>
    <style:style style:name="T235" style:parent-style-name="Standardstycketeckensnitt" style:family="text">
      <style:text-properties fo:font-weight="bold" style:font-weight-asian="bold" fo:language="sv" fo:country="SE"/>
    </style:style>
    <style:style style:name="T236" style:parent-style-name="Standardstycketeckensnitt" style:family="text">
      <style:text-properties fo:language="sv" fo:country="SE"/>
    </style:style>
    <style:style style:name="T237" style:parent-style-name="Standardstycketeckensnitt" style:family="text">
      <style:text-properties fo:font-weight="bold" style:font-weight-asian="bold" fo:language="sv" fo:country="SE"/>
    </style:style>
    <style:style style:name="T238" style:parent-style-name="Standardstycketeckensnitt" style:family="text">
      <style:text-properties fo:language="sv" fo:country="SE"/>
    </style:style>
    <style:style style:name="P239" style:parent-style-name="Standard" style:family="paragraph">
      <style:text-properties fo:font-weight="bold" style:font-weight-asian="bold" style:font-weight-complex="bold" fo:language="sv" fo:country="SE"/>
    </style:style>
    <style:style style:name="P240" style:parent-style-name="Standard" style:family="paragraph">
      <style:text-properties fo:font-weight="bold" style:font-weight-asian="bold" style:font-weight-complex="bold" fo:language="sv" fo:country="SE"/>
    </style:style>
    <style:style style:name="P241" style:parent-style-name="Standard" style:family="paragraph">
      <style:text-properties fo:font-weight="bold" style:font-weight-asian="bold" style:font-weight-complex="bold" fo:language="sv" fo:country="SE"/>
    </style:style>
    <style:style style:name="T242" style:parent-style-name="Standardstycketeckensnitt" style:family="text">
      <style:text-properties fo:font-weight="bold" style:font-weight-asian="bold" style:font-weight-complex="bold" fo:font-size="16pt" style:font-size-asian="16pt" style:font-size-complex="16pt" fo:language="sv" fo:country="SE"/>
    </style:style>
    <style:style style:name="T243" style:parent-style-name="Standardstycketeckensnitt" style:family="text">
      <style:text-properties fo:font-size="16pt" style:font-size-asian="16pt" style:font-size-complex="16pt" fo:language="sv" fo:country="SE"/>
    </style:style>
    <style:style style:name="P244" style:parent-style-name="Standard" style:family="paragraph">
      <style:text-properties fo:font-weight="bold" style:font-weight-asian="bold" style:font-weight-complex="bold" fo:font-size="16pt" style:font-size-asian="16pt" style:font-size-complex="16pt" fo:language="sv" fo:country="SE"/>
    </style:style>
    <style:style style:name="T245" style:parent-style-name="Standardstycketeckensnitt" style:family="text">
      <style:text-properties fo:font-weight="bold" style:font-weight-asian="bold" fo:language="sv" fo:country="SE"/>
    </style:style>
    <style:style style:name="T246" style:parent-style-name="Standardstycketeckensnitt" style:family="text">
      <style:text-properties fo:language="sv" fo:country="SE"/>
    </style:style>
    <style:style style:name="T247" style:parent-style-name="Standardstycketeckensnitt" style:family="text">
      <style:text-properties fo:font-weight="bold" style:font-weight-asian="bold" fo:language="sv" fo:country="SE"/>
    </style:style>
    <style:style style:name="T248" style:parent-style-name="Standardstycketeckensnitt" style:family="text">
      <style:text-properties fo:language="sv" fo:country="SE"/>
    </style:style>
    <style:style style:name="T249" style:parent-style-name="Standardstycketeckensnitt" style:family="text">
      <style:text-properties fo:language="sv" fo:country="SE"/>
    </style:style>
    <style:style style:name="T250" style:parent-style-name="Standardstycketeckensnitt" style:family="text">
      <style:text-properties fo:font-weight="bold" style:font-weight-asian="bold" fo:language="sv" fo:country="SE"/>
    </style:style>
    <style:style style:name="T251" style:parent-style-name="Standardstycketeckensnitt" style:family="text">
      <style:text-properties fo:language="sv" fo:country="SE"/>
    </style:style>
    <style:style style:name="T252" style:parent-style-name="Standardstycketeckensnitt" style:family="text">
      <style:text-properties fo:font-weight="bold" style:font-weight-asian="bold" style:font-weight-complex="bold" fo:language="sv" fo:country="SE"/>
    </style:style>
    <style:style style:name="T253" style:parent-style-name="Standardstycketeckensnitt" style:family="text">
      <style:text-properties fo:font-weight="bold" style:font-weight-asian="bold" style:font-weight-complex="bold" fo:language="sv" fo:country="SE"/>
    </style:style>
    <style:style style:name="T254" style:parent-style-name="Standardstycketeckensnitt" style:family="text">
      <style:text-properties fo:language="sv" fo:country="SE"/>
    </style:style>
    <style:style style:name="P255" style:parent-style-name="Standard" style:family="paragraph">
      <style:text-properties fo:font-weight="bold" style:font-weight-asian="bold" style:font-weight-complex="bold" fo:font-size="16pt" style:font-size-asian="16pt" style:font-size-complex="16pt" fo:language="sv" fo:country="SE"/>
    </style:style>
    <style:style style:name="P256" style:parent-style-name="Standard" style:family="paragraph">
      <style:text-properties fo:font-weight="bold" style:font-weight-asian="bold" style:font-weight-complex="bold" fo:font-size="16pt" style:font-size-asian="16pt" style:font-size-complex="16pt" fo:language="sv" fo:country="SE"/>
    </style:style>
    <style:style style:name="T257" style:parent-style-name="Standardstycketeckensnitt" style:family="text">
      <style:text-properties fo:language="sv" fo:country="SE"/>
    </style:style>
    <style:style style:name="T258" style:parent-style-name="Standardstycketeckensnitt" style:family="text">
      <style:text-properties fo:language="sv" fo:country="SE"/>
    </style:style>
    <style:style style:name="T259" style:parent-style-name="Standardstycketeckensnitt" style:family="text">
      <style:text-properties fo:font-weight="bold" style:font-weight-asian="bold" fo:language="sv" fo:country="SE"/>
    </style:style>
    <style:style style:name="T260" style:parent-style-name="Standardstycketeckensnitt" style:family="text">
      <style:text-properties fo:language="sv" fo:country="SE"/>
    </style:style>
    <style:style style:name="T261" style:parent-style-name="Standardstycketeckensnitt" style:family="text">
      <style:text-properties fo:language="sv" fo:country="SE"/>
    </style:style>
    <style:style style:name="T262" style:parent-style-name="Standardstycketeckensnitt" style:family="text">
      <style:text-properties fo:font-weight="bold" style:font-weight-asian="bold" fo:language="sv" fo:country="SE"/>
    </style:style>
    <style:style style:name="T263" style:parent-style-name="Standardstycketeckensnitt" style:family="text">
      <style:text-properties fo:language="sv" fo:country="SE"/>
    </style:style>
    <style:style style:name="T264" style:parent-style-name="Standardstycketeckensnitt" style:family="text">
      <style:text-properties fo:font-weight="bold" style:font-weight-asian="bold" style:font-weight-complex="bold" fo:language="sv" fo:country="SE"/>
    </style:style>
    <style:style style:name="T265" style:parent-style-name="Standardstycketeckensnitt" style:family="text">
      <style:text-properties fo:language="sv" fo:country="SE"/>
    </style:style>
    <style:style style:name="T266" style:parent-style-name="Standardstycketeckensnitt" style:family="text">
      <style:text-properties fo:language="sv" fo:country="SE"/>
    </style:style>
    <style:style style:name="T267" style:parent-style-name="Standardstycketeckensnitt" style:family="text">
      <style:text-properties fo:language="sv" fo:country="SE"/>
    </style:style>
    <style:style style:name="P268" style:parent-style-name="Standard" style:list-style-name="LFO6" style:family="paragraph"/>
    <style:style style:name="T269" style:parent-style-name="Standardstycketeckensnitt" style:family="text">
      <style:text-properties fo:language="sv" fo:country="SE"/>
    </style:style>
    <style:style style:name="P270" style:parent-style-name="Standard" style:family="paragraph">
      <style:text-properties fo:font-weight="bold" style:font-weight-asian="bold" style:font-weight-complex="bold" fo:language="sv" fo:country="SE"/>
    </style:style>
    <style:style style:name="P271" style:parent-style-name="Standard" style:family="paragraph">
      <style:text-properties fo:font-weight="bold" style:font-weight-asian="bold" style:font-weight-complex="bold" fo:language="sv" fo:country="SE"/>
    </style:style>
    <style:style style:name="T272" style:parent-style-name="Standardstycketeckensnitt" style:family="text">
      <style:text-properties fo:language="sv" fo:country="SE"/>
    </style:style>
    <style:style style:name="T273" style:parent-style-name="Standardstycketeckensnitt" style:family="text">
      <style:text-properties fo:font-weight="bold" style:font-weight-asian="bold" fo:language="sv" fo:country="SE"/>
    </style:style>
    <style:style style:name="T274" style:parent-style-name="Standardstycketeckensnitt" style:family="text">
      <style:text-properties fo:language="sv" fo:country="SE"/>
    </style:style>
    <style:style style:name="T275" style:parent-style-name="Standardstycketeckensnitt" style:family="text">
      <style:text-properties fo:language="sv" fo:country="SE"/>
    </style:style>
    <style:style style:name="T276" style:parent-style-name="Standardstycketeckensnitt" style:family="text">
      <style:text-properties fo:font-weight="bold" style:font-weight-asian="bold" fo:language="sv" fo:country="SE"/>
    </style:style>
    <style:style style:name="T277" style:parent-style-name="Standardstycketeckensnitt" style:family="text">
      <style:text-properties fo:language="sv" fo:country="SE"/>
    </style:style>
    <style:style style:name="T278" style:parent-style-name="Standardstycketeckensnitt" style:family="text">
      <style:text-properties fo:language="sv" fo:country="SE"/>
    </style:style>
    <style:style style:name="T279" style:parent-style-name="Standardstycketeckensnitt" style:family="text">
      <style:text-properties fo:font-weight="bold" style:font-weight-asian="bold" style:font-weight-complex="bold" fo:language="sv" fo:country="SE"/>
    </style:style>
    <style:style style:name="T280" style:parent-style-name="Standardstycketeckensnitt" style:family="text">
      <style:text-properties fo:language="sv" fo:country="SE"/>
    </style:style>
    <style:style style:name="T281" style:parent-style-name="Standardstycketeckensnitt" style:family="text">
      <style:text-properties fo:language="sv" fo:country="SE"/>
    </style:style>
    <style:style style:name="P282" style:parent-style-name="Standard" style:family="paragraph">
      <style:text-properties fo:font-weight="bold" style:font-weight-asian="bold" style:font-weight-complex="bold" fo:language="sv" fo:country="SE"/>
    </style:style>
    <style:style style:name="P283" style:parent-style-name="Standard" style:family="paragraph">
      <style:text-properties fo:font-weight="bold" style:font-weight-asian="bold" style:font-weight-complex="bold" fo:language="sv" fo:country="SE"/>
    </style:style>
    <style:style style:name="P284" style:parent-style-name="Standard" style:family="paragraph">
      <style:text-properties fo:font-weight="bold" style:font-weight-asian="bold" style:font-weight-complex="bold" fo:language="sv" fo:country="SE"/>
    </style:style>
    <style:style style:name="P285" style:parent-style-name="Standard" style:family="paragraph">
      <style:text-properties fo:font-weight="bold" style:font-weight-asian="bold" style:font-weight-complex="bold" fo:language="sv" fo:country="SE"/>
    </style:style>
    <style:style style:name="P286" style:parent-style-name="Standard" style:family="paragraph">
      <style:text-properties fo:font-weight="bold" style:font-weight-asian="bold" style:font-weight-complex="bold" fo:language="sv" fo:country="SE"/>
    </style:style>
    <style:style style:name="P287" style:parent-style-name="Standard" style:family="paragraph">
      <style:text-properties fo:language="sv" fo:country="SE"/>
    </style:style>
    <style:style style:name="P288" style:parent-style-name="Standard" style:family="paragraph">
      <style:text-properties fo:language="sv" fo:country="SE"/>
    </style:style>
    <style:style style:name="P289" style:parent-style-name="Standard" style:family="paragraph">
      <style:text-properties fo:language="sv" fo:country="SE"/>
    </style:style>
    <style:style style:name="P290" style:parent-style-name="Standard" style:family="paragraph">
      <style:text-properties fo:language="sv" fo:country="SE"/>
    </style:style>
    <style:style style:name="P291" style:parent-style-name="Standard" style:family="paragraph">
      <style:text-properties fo:language="sv" fo:country="SE"/>
    </style:style>
    <style:style style:name="P292" style:parent-style-name="Standard" style:family="paragraph">
      <style:text-properties fo:language="sv" fo:country="SE"/>
    </style:style>
    <style:style style:name="P293" style:parent-style-name="Standard" style:family="paragraph">
      <style:text-properties fo:language="sv" fo:country="SE"/>
    </style:style>
    <style:style style:name="P294" style:parent-style-name="Standard" style:family="paragraph">
      <style:text-properties fo:language="sv" fo:country="SE"/>
    </style:style>
  </office:automatic-styles>
  <office:body>
    <office:text text:use-soft-page-breaks="true">
      <text:p text:style-name="P1"><text:span text:style-name="T2">User Stories</text:span></text:p>
      <text:p text:style-name="P3"/>
      <text:p text:style-name="P4">FR = Functional Requirement</text:p>
      <text:p text:style-name="P5">UI = User Interface</text:p>
      <text:p text:style-name="P6">Sprint = 1 vecka med deadline på fredagar</text:p>
      <text:p text:style-name="P7"/>
      <text:p text:style-name="Standard"><text:span text:style-name="T8">Sprint 1:</text:span></text:p>
      <text:p text:style-name="P9"/>
      <text:p text:style-name="Standard"><text:span text:style-name="T10">ID:</text:span><text:span text:style-name="T11"><text:s/>FR01</text:span></text:p>
      <text:p text:style-name="Standard"><text:span text:style-name="T12">Namn:</text:span><text:span text:style-name="T13"><text:s/>Rör en fyrkant med hjälp utav två knappar</text:span></text:p>
      <text:p text:style-name="Standard"><text:span text:style-name="T14">Beskrivning:</text:span><text:span text:style-name="T15"><text:s/>En fyrkant, lokaliserad vid skärmens nedre mitt, skall flyttas i positiv x-led när den högra utav de två knapparna, lokaliserade vid skärmens nedre vänstra hörn, aktiveras. Fyrkanten skall<text:s/></text:span><text:span text:style-name="T16">flyttas i negativ x-led när den vänstra utav de två knapparna aktiveras.</text:span></text:p>
      <text:p text:style-name="Standard"><text:span text:style-name="T17">Testfall:</text:span><text:span text:style-name="T18"><text:tab/><text:s text:c="4"/></text:span>1. <text:s text:c="2"/>Aktivera den högra knappen</text:p>
      <text:list text:style-name="LFO1" text:continue-numbering="true">
        <text:list-item>
          <text:list>
            <text:list-item>
              <text:list>
                <text:list-item>
                  <text:p text:style-name="P19">Notera att fyrkanten rör sig i positiv x-led</text:p>
                </text:list-item>
                <text:list-item>
                  <text:p text:style-name="P20">Aktivera den vänstra knappen</text:p>
                </text:list-item>
                <text:list-item>
                  <text:p text:style-name="P21">Notera att fyrkanten rör sig i negativ x-led</text:p>
                </text:list-item>
              </text:list>
            </text:list-item>
          </text:list>
        </text:list-item>
      </text:list>
      <text:p text:style-name="P22"/>
      <text:p text:style-name="Standard"><text:span text:style-name="T23">ID:</text:span><text:span text:style-name="T24"><text:s/>UI01</text:span></text:p>
      <text:p text:style-name="Standard"><text:span text:style-name="T25">Namn:<text:s/></text:span><text:span text:style-name="T26">Ba</text:span><text:span text:style-name="T27">kgrundsbild</text:span></text:p>
      <text:p text:style-name="Standard"><text:span text:style-name="T28">Beskrivning:</text:span><text:span text:style-name="T29"><text:s/>En stilla bakgrundsbild visas på skärmen när spelet startas</text:span></text:p>
      <text:p text:style-name="P30"/>
      <text:p text:style-name="Standard"><text:span text:style-name="T31">ID:</text:span><text:span text:style-name="T32"><text:s/>UI02</text:span></text:p>
      <text:p text:style-name="Standard"><text:span text:style-name="T33">Namn:</text:span><text:span text:style-name="T34"><text:s/>Rymdskepp för spelaren</text:span></text:p>
      <text:p text:style-name="Standard"><text:span text:style-name="T35">Beskrivning:</text:span><text:span text:style-name="T36"><text:s/>En bild av ett rymdskepp skall visas istället för den rörliga rutan</text:span></text:p>
      <text:p text:style-name="P37"/>
      <text:p text:style-name="P38"/>
      <text:p text:style-name="Standard"><text:span text:style-name="T39">ID:</text:span><text:span text:style-name="T40"><text:s/>FR02</text:span></text:p>
      <text:p text:style-name="Standard"><text:span text:style-name="T41">Namn:</text:span><text:span text:style-name="T42"><text:s/>Fiendeskepp</text:span></text:p>
      <text:p text:style-name="Standard"><text:span text:style-name="T43">Beskrivning:</text:span><text:span text:style-name="T44"><text:s/>I övre delen av skärmen skall ett begränsat antal fiendeskepp framträda. De skall röra<text:s/></text:span><text:span text:style-name="T45">sig nedåt längs skärmen.</text:span></text:p>
      <text:p text:style-name="Standard"><text:span text:style-name="T46">Testfall:</text:span><text:span text:style-name="T47"><text:tab/><text:s/></text:span><text:span text:style-name="T48">1. Notera att fiendeskeppen inte hamnar utanför skärmens mått</text:span></text:p>
      <text:list text:style-name="LFO2" text:continue-numbering="true">
        <text:list-item>
          <text:list>
            <text:list-item>
              <text:list>
                <text:list-item>
                  <text:p text:style-name="P49">Notera att samtliga fiendeskepp ritas ut</text:p>
                </text:list-item>
                <text:list-item>
                  <text:p text:style-name="P50">Notera att de rör sig i negativ y-led</text:p>
                </text:list-item>
              </text:list>
            </text:list-item>
          </text:list>
        </text:list-item>
      </text:list>
      <text:p text:style-name="P51"/>
      <text:p text:style-name="Standard"><text:span text:style-name="T52">ID:</text:span><text:span text:style-name="T53"><text:s/>UI03</text:span></text:p>
      <text:p text:style-name="Standard"><text:span text:style-name="T54">Namn:</text:span><text:span text:style-name="T55"><text:s/>Fiendeskeppsbild</text:span></text:p>
      <text:p text:style-name="Standard"><text:span text:style-name="T56">Beskrivning:</text:span><text:span text:style-name="T57"><text:s/>Fiendeskeppen skall presenteras med bild på skärmen</text:span></text:p>
      <text:p text:style-name="P58"/>
      <text:p text:style-name="Standard"><text:span text:style-name="T59">ID:</text:span><text:span text:style-name="T60"><text:s/>FR03</text:span></text:p>
      <text:p text:style-name="Standard"><text:span text:style-name="T61">Namn:</text:span><text:span text:style-name="T62"><text:s/></text:span><text:span text:style-name="T63">Spelar</text:span><text:span text:style-name="T64">Skott</text:span></text:p>
      <text:p text:style-name="Standard"><text:span text:style-name="T65">Beskrivning:</text:span><text:span text:style-name="T66"><text:s/>Spelarskeppet<text:s/></text:span><text:span text:style-name="T67">skall kunna avfyra skott konstant.</text:span></text:p>
      <text:p text:style-name="Standard"><text:span text:style-name="T68">Testfall:</text:span><text:span text:style-name="T69"><text:tab/><text:s/></text:span><text:span text:style-name="T70">1. Notera att skott framträder framför respektive s</text:span><text:span text:style-name="T71">kepp</text:span></text:p>
      <text:list text:style-name="LFO3" text:continue-numbering="true">
        <text:list-item>
          <text:list>
            <text:list-item>
              <text:list>
                <text:list-item>
                  <text:p text:style-name="P72">Notera att skotten rör sig i rätt riktning, dvs<text:s/><text:s/>positiv y-led för spelarskepp.</text:p>
                </text:list-item>
              </text:list>
            </text:list-item>
          </text:list>
        </text:list-item>
      </text:list>
      <text:p text:style-name="P73"/>
      <text:p text:style-name="Standard"><text:span text:style-name="T74">ID:</text:span><text:span text:style-name="T75"><text:s/>UI04</text:span></text:p>
      <text:p text:style-name="Standard"><text:span text:style-name="T76">Namn:</text:span><text:span text:style-name="T77"><text:s/>Skottbild</text:span></text:p>
      <text:soft-page-break/>
      <text:p text:style-name="Standard"><text:span text:style-name="T78">Beskrivning:</text:span><text:span text:style-name="T79"><text:s/>Skotten skall presenteras med bild på skärmen</text:span></text:p>
      <text:p text:style-name="P80"/>
      <text:p text:style-name="Standard"><text:span text:style-name="T81">ID:</text:span><text:span text:style-name="T82"><text:s/>FR04</text:span></text:p>
      <text:p text:style-name="Standard"><text:span text:style-name="T83">Namn:</text:span><text:span text:style-name="T84"><text:s/></text:span><text:span text:style-name="T85">Kollisionshantering</text:span></text:p>
      <text:p text:style-name="Standard"><text:span text:style-name="T86">Beskrivning:<text:s/></text:span><text:span text:style-name="T87">Vid kollision mellan skepp och skott skall objektet försvinna från skärmen.</text:span></text:p>
      <text:p text:style-name="Standard"><text:span text:style-name="T88">Testfall:</text:span><text:span text:style-name="T89"><text:tab/><text:s/></text:span><text:span text:style-name="T90">1. Notera att spelarskeppet endast påverkas av fiendeskott (och inte sina egna)</text:span></text:p>
      <text:list text:style-name="LFO4" text:continue-numbering="true">
        <text:list-item>
          <text:list>
            <text:list-item>
              <text:list>
                <text:list-item>
                  <text:p text:style-name="P91">Notera att fiendeskeppen endast påverkas av<text:s/>spelarskott</text:p>
                </text:list-item>
                <text:list-item>
                  <text:p text:style-name="P92">Notera att spelarskeppet påverkas vid kollision av fiendeskepp</text:p>
                </text:list-item>
              </text:list>
            </text:list-item>
          </text:list>
        </text:list-item>
      </text:list>
      <text:p text:style-name="P93"/>
      <text:p text:style-name="P94">Sprint 2:</text:p>
      <text:p text:style-name="P95"/>
      <text:p text:style-name="Standard"><text:span text:style-name="T96">ID:</text:span><text:span text:style-name="T97"><text:s/>FR05</text:span></text:p>
      <text:p text:style-name="Standard"><text:span text:style-name="T98">Namn:</text:span><text:span text:style-name="T99"><text:s/></text:span><text:span text:style-name="T100">Livräknare för spelaren</text:span></text:p>
      <text:p text:style-name="Standard"><text:span text:style-name="T101">Beskrivning:<text:s/></text:span><text:span text:style-name="T102">Spelaren skall starta med 3 liv och dessa skall reduceras när man kolliderar med något. När alla liv har förbrukats så skall spe</text:span><text:span text:style-name="T103">let avslutas.</text:span></text:p>
      <text:p text:style-name="Standard"><text:span text:style-name="T104">Testfall:</text:span><text:span text:style-name="T105"><text:tab/><text:s/></text:span><text:span text:style-name="T106">1. Notera att livräknaren påverkas av att bli beskjuten</text:span></text:p>
      <text:list text:style-name="LFO5" text:continue-numbering="true">
        <text:list-item>
          <text:list>
            <text:list-item>
              <text:list>
                <text:list-item>
                  <text:p text:style-name="P107">Notera att livräknaren påverkas av att kollidera med fiendeskepp</text:p>
                </text:list-item>
              </text:list>
            </text:list-item>
          </text:list>
        </text:list-item>
      </text:list>
      <text:p text:style-name="P108"/>
      <text:p text:style-name="Standard"><text:span text:style-name="T109">ID:</text:span><text:span text:style-name="T110"><text:s/>UI05</text:span></text:p>
      <text:p text:style-name="Standard"><text:span text:style-name="T111">Namn:</text:span><text:span text:style-name="T112"><text:s/>Visning av antal liv</text:span></text:p>
      <text:p text:style-name="Standard"><text:span text:style-name="T113">Beskrivning:</text:span><text:span text:style-name="T114"><text:s/>Antalet liv skall visas i längst upp i mitten på skärmen. Hj</text:span><text:span text:style-name="T115">ärtan eller skepp kommer att symbolisera antalet liv.</text:span></text:p>
      <text:p text:style-name="P116"/>
      <text:p text:style-name="Standard"><text:span text:style-name="T117">ID:</text:span><text:span text:style-name="T118"><text:s/>FR06</text:span></text:p>
      <text:p text:style-name="Standard"><text:span text:style-name="T119">Namn:</text:span><text:span text:style-name="T120"><text:s/></text:span><text:span text:style-name="T121">Poängräkning</text:span></text:p>
      <text:p text:style-name="Standard"><text:span text:style-name="T122">Beskrivning:<text:s/></text:span><text:span text:style-name="T123">När spelaren dödat fiendeskepp så tilldelas ett visst poäng som visas i övre vänstra hörnet.</text:span></text:p>
      <text:p text:style-name="Standard"><text:span text:style-name="T124">Testfall:</text:span><text:span text:style-name="T125"><text:tab/><text:s/></text:span><text:span text:style-name="T126">1. Notera att poängen ökar när fiender träffas av skott</text:span></text:p>
      <text:p text:style-name="P127"/>
      <text:p text:style-name="Standard"><text:span text:style-name="T128">ID:</text:span><text:span text:style-name="T129"><text:s/>UI06</text:span></text:p>
      <text:p text:style-name="Standard"><text:span text:style-name="T130">Namn:</text:span><text:span text:style-name="T131"><text:s/>Visning av poäng</text:span></text:p>
      <text:p text:style-name="Standard"><text:span text:style-name="T132">Beskrivning:</text:span><text:span text:style-name="T133"><text:s/>Poäng skall visas längst upp i vänstra hörnet.</text:span></text:p>
      <text:p text:style-name="P134"/>
      <text:p text:style-name="P135"/>
      <text:p text:style-name="P136">Sprint 3:</text:p>
      <text:p text:style-name="P137"/>
      <text:p text:style-name="Standard"><text:span text:style-name="T138">ID:</text:span><text:span text:style-name="T139"><text:s/>FR07</text:span></text:p>
      <text:p text:style-name="Standard"><text:span text:style-name="T140">Namn:</text:span><text:span text:style-name="T141"><text:s/></text:span><text:span text:style-name="T142">Fiende</text:span><text:span text:style-name="T143">Skott</text:span></text:p>
      <text:p text:style-name="Standard"><text:span text:style-name="T144">Beskrivning:</text:span><text:span text:style-name="T145"><text:s/></text:span><text:span text:style-name="T146">F</text:span><text:span text:style-name="T147">iendeskeppen skall kunna avfyra skott konstant.</text:span></text:p>
      <text:p text:style-name="Standard"><text:span text:style-name="T148">Testfall:</text:span><text:span text:style-name="T149"><text:tab/><text:s/></text:span><text:span text:style-name="T150">1. Notera att skott framträder framför respektive skepp</text:span></text:p>
      <text:list text:style-name="LFO3" text:continue-numbering="true">
        <text:list-item>
          <text:list>
            <text:list-item>
              <text:list>
                <text:list-item>
                  <text:p text:style-name="P151">Notera att skotten rör sig i rätt riktning, dvs negativ y-led för fiendeskepp, samt positiv y-led för spelarskepp.</text:p>
                </text:list-item>
              </text:list>
            </text:list-item>
          </text:list>
        </text:list-item>
      </text:list>
      <text:p text:style-name="P152"/>
      <text:p text:style-name="Standard"><text:span text:style-name="T153">ID: UI07</text:span></text:p>
      <text:p text:style-name="Standard"><text:span text:style-name="T154">Namn:</text:span><text:span text:style-name="T155"><text:s/>Startm</text:span><text:span text:style-name="T156">eny</text:span></text:p>
      <text:p text:style-name="Standard"><text:span text:style-name="T157">Beskrivning:<text:s/></text:span><text:span text:style-name="T158">När applikationen startas skall en meny med två knappar visas (“New Game” &amp; “Highscore”).</text:span></text:p>
      <text:p text:style-name="P159"/>
      <text:soft-page-break/>
      <text:p text:style-name="Standard"><text:span text:style-name="T160">ID: FR08</text:span></text:p>
      <text:p text:style-name="Standard"><text:span text:style-name="T161">Namn:</text:span><text:span text:style-name="T162"><text:s/>“</text:span><text:span text:style-name="T163">New Game”-knapp</text:span></text:p>
      <text:p text:style-name="Standard"><text:span text:style-name="T164">Beskrivning:<text:s/></text:span><text:span text:style-name="T165">När knappen för “New Game” aktiveras skall ett nytt spel startas.</text:span></text:p>
      <text:p text:style-name="Standard"><text:span text:style-name="T166">Testfall</text:span><text:span text:style-name="T167">:</text:span><text:span text:style-name="T168"><text:tab/><text:s/>1. Notera att första banan startas med rätt antal liv och noll poäng.</text:span></text:p>
      <text:p text:style-name="P169"/>
      <text:p text:style-name="Standard"><text:span text:style-name="T170">ID: FR09</text:span></text:p>
      <text:p text:style-name="Standard"><text:span text:style-name="T171">Namn:</text:span><text:span text:style-name="T172"><text:s/>“</text:span><text:span text:style-name="T173">New Game”-knapp</text:span></text:p>
      <text:p text:style-name="Standard"><text:span text:style-name="T174">Beskrivning:<text:s/></text:span><text:span text:style-name="T175">När knappen för “New Game” aktiveras skall ett nytt spel startas.</text:span></text:p>
      <text:p text:style-name="Standard"><text:span text:style-name="T176">Testfall:</text:span><text:span text:style-name="T177"><text:tab/><text:s/>1. Notera att första banan startas med rätt antal liv och noll poäng.</text:span></text:p>
      <text:p text:style-name="P178"/>
      <text:p text:style-name="P179"/>
      <text:p text:style-name="Standard"><text:span text:style-name="T180">ID:</text:span><text:span text:style-name="T181"><text:s/>UI08</text:span></text:p>
      <text:p text:style-name="Standard"><text:span text:style-name="T182">Namn:</text:span><text:span text:style-name="T183"><text:s/>Namnvisning av aktuell bana.</text:span></text:p>
      <text:p text:style-name="Standard"><text:span text:style-name="T184">Beskrivning: Namnet på aktuell bana visas i övre högra hörnet.</text:span></text:p>
      <text:p text:style-name="P185"/>
      <text:p text:style-name="Standard"><text:span text:style-name="T186">ID:</text:span><text:span text:style-name="T187"><text:s/>UI09</text:span></text:p>
      <text:p text:style-name="Standard"><text:span text:style-name="T188">Namn:</text:span><text:span text:style-name="T189"><text:s/></text:span><text:span text:style-name="T190">Olika bakgrundsbilder till banorna</text:span></text:p>
      <text:p text:style-name="Standard"><text:span text:style-name="T191">Beskrivning:</text:span><text:span text:style-name="T192"><text:s/></text:span><text:span text:style-name="T193">Till samtliga banor skall en bild på respektive planet visas i bakgrunden. Banor som skall inkluderas är följande: Neptunus, Uranus, Saturnus, Jupiter, Mars &amp; Jorden/Tellus.</text:span></text:p>
      <text:p text:style-name="P194"/>
      <text:p text:style-name="Standard"><text:span text:style-name="T195">ID:</text:span><text:span text:style-name="T196"><text:s/>FR10</text:span></text:p>
      <text:p text:style-name="Standard"><text:span text:style-name="T197">Namn:</text:span><text:span text:style-name="T198"><text:s/></text:span><text:span text:style-name="T199">Olika fiender</text:span></text:p>
      <text:p text:style-name="Standard"><text:span text:style-name="T200">Beskrivning:<text:s/></text:span><text:span text:style-name="T201">På varje bana finns en eller flera oli</text:span><text:span text:style-name="T202">ka fiendetyper som har olika beteendemönster. Vissa fiender på senare banor kräver mer skada för att dö.</text:span></text:p>
      <text:p text:style-name="Standard"><text:span text:style-name="T203">Testfall</text:span><text:span text:style-name="T204">:</text:span><text:span text:style-name="T205"><text:tab/><text:s/>1. Notera att fienderna dör av rätt antal skott.</text:span></text:p>
      <text:p text:style-name="P206"/>
      <text:p text:style-name="Standard"><text:span text:style-name="T207">ID:</text:span><text:span text:style-name="T208"><text:s/>FR11</text:span></text:p>
      <text:p text:style-name="Standard"><text:span text:style-name="T209">Namn:</text:span><text:span text:style-name="T210"><text:s/></text:span><text:span text:style-name="T211">Boss</text:span></text:p>
      <text:p text:style-name="Standard"><text:span text:style-name="T212">Beskrivning:<text:s/></text:span><text:span text:style-name="T213">När alla fiender på sista banan (Jorden) har försvunnit<text:s/></text:span><text:span text:style-name="T214">(dött eller passerat nedre delen av skärmen), så skall en sista fiende framträda – bossen/moderskeppet. Den rör sig sidleds överst på skärmen (istället för nedåt som för “vanliga” fiender) och är svår att döda. Klarar man att döda bossen, så har man avklar</text:span><text:span text:style-name="T215">at spelet.</text:span></text:p>
      <text:p text:style-name="Standard"><text:span text:style-name="T216">Testfall</text:span><text:span text:style-name="T217">:</text:span><text:span text:style-name="T218"><text:tab/><text:s/>Samma som för vanliga fiender</text:span></text:p>
      <text:p text:style-name="P219"/>
      <text:p text:style-name="Standard"><text:span text:style-name="T220">ID:</text:span><text:span text:style-name="T221"><text:s/>UI10</text:span></text:p>
      <text:p text:style-name="Standard"><text:span text:style-name="T222">Namn:</text:span><text:span text:style-name="T223"><text:s/></text:span><text:span text:style-name="T224">Olika fiendebilder</text:span></text:p>
      <text:p text:style-name="P225">Beskrivning: Fienderna (inklusive bossen) skall kunna skiljas åt med olika bilder.</text:p>
      <text:p text:style-name="P226"/>
      <text:p text:style-name="Standard"><text:span text:style-name="T227">ID: FR12</text:span></text:p>
      <text:p text:style-name="Standard"><text:span text:style-name="T228">Namn:</text:span><text:span text:style-name="T229"><text:s/></text:span><text:span text:style-name="T230">Ljud</text:span></text:p>
      <text:p text:style-name="Standard"><text:span text:style-name="T231">Beskrivning:<text:s/></text:span><text:span text:style-name="T232">När ett skepp träffas av ett skott skall ett ljud spelas.</text:span></text:p>
      <text:p text:style-name="P233"/>
      <text:p text:style-name="Standard"><text:span text:style-name="T234">ID: FR13</text:span></text:p>
      <text:p text:style-name="Standard"><text:span text:style-name="T235">Namn:</text:span><text:span text:style-name="T236"><text:s/>Animationer</text:span></text:p>
      <text:p text:style-name="Standard"><text:span text:style-name="T237">Beskrivning:</text:span><text:span text:style-name="T238"><text:s/>När ett skepp träffas av ett skott skall det sprängas.</text:span></text:p>
      <text:p text:style-name="P239"/>
      <text:p text:style-name="P240"/>
      <text:p text:style-name="P241"/>
      <text:soft-page-break/>
      <text:p text:style-name="Standard"><text:span text:style-name="T242">Sprint 4</text:span><text:span text:style-name="T243">:</text:span></text:p>
      <text:p text:style-name="P244"/>
      <text:p text:style-name="Standard"><text:span text:style-name="T245">ID:</text:span><text:span text:style-name="T246"><text:s/>FR14</text:span></text:p>
      <text:p text:style-name="Standard"><text:span text:style-name="T247">Namn:</text:span><text:span text:style-name="T248"><text:s/></text:span><text:span text:style-name="T249">Olika banor</text:span></text:p>
      <text:p text:style-name="Standard"><text:span text:style-name="T250">Beskrivning:<text:s/></text:span><text:span text:style-name="T251">När samtliga fiender antingen har dödats eller passerat nedre delen av skärmen, så skall en ny bana skapas. Sammanlagt är det 6 banor där “Neptunus” är namnet på den första banan, och “Jorden/Tellus” är namnet på den sista banan. När samtliga banor har avklarats så skall spelet avslutas.</text:span></text:p>
      <text:p text:style-name="Standard"><text:span text:style-name="T252">Testfall:</text:span><text:span text:style-name="T253"><text:tab/><text:s/></text:span><text:span text:style-name="T254">1.</text:span></text:p>
      <text:p text:style-name="P255"/>
      <text:p text:style-name="P256"/>
      <text:p text:style-name="Standard"><text:span text:style-name="T257">ID:</text:span><text:span text:style-name="T258"><text:s/>FR15</text:span></text:p>
      <text:p text:style-name="Standard"><text:span text:style-name="T259">Namn:</text:span><text:span text:style-name="T260"><text:s/></text:span><text:span text:style-name="T261">Highscore</text:span></text:p>
      <text:p text:style-name="Standard"><text:span text:style-name="T262">Beskrivning:<text:s/></text:span><text:span text:style-name="T263">Poängen man samlat under en spelomgång jämförs med en highscore-lista och sparas om det är tillräckligt högt. Listan skall innehålla 10 platser och lagringen sker i en .dat-fil.</text:span></text:p>
      <text:p text:style-name="Standard"><text:span text:style-name="T264">Testfall</text:span><text:span text:style-name="T265">:</text:span><text:span text:style-name="T266"><text:tab/><text:s/>1. Notera att värden kan läggas<text:s/></text:span><text:span text:style-name="T267">till och tas bort från listan</text:span></text:p>
      <text:list text:style-name="LFO6" text:continue-numbering="true">
        <text:list-item>
          <text:list>
            <text:list-item>
              <text:list>
                <text:list-item>
                  <text:p text:style-name="P268"><text:span text:style-name="T269">Notera att ett lågt värde inte läggs till i listan</text:span></text:p>
                </text:list-item>
              </text:list>
            </text:list-item>
          </text:list>
        </text:list-item>
      </text:list>
      <text:p text:style-name="P270"/>
      <text:p text:style-name="P271"/>
      <text:p text:style-name="Standard"><text:span text:style-name="T272">ID: FR16</text:span></text:p>
      <text:p text:style-name="Standard"><text:span text:style-name="T273">Namn:</text:span><text:span text:style-name="T274"><text:s/>“Highscore</text:span><text:span text:style-name="T275">”-knapp</text:span></text:p>
      <text:p text:style-name="Standard"><text:span text:style-name="T276">Beskrivning:<text:s/></text:span><text:span text:style-name="T277">När knappen för “Highscore” aktiveras skall en highscore-lista</text:span><text:span text:style-name="T278"><text:s/>med de tio bästa poängen visas.</text:span></text:p>
      <text:p text:style-name="Standard"><text:span text:style-name="T279">Testfall</text:span><text:span text:style-name="T280">:</text:span><text:span text:style-name="T281"><text:tab/><text:s/>1. Notera att poängen hamnar i rätt ordning.</text:span></text:p>
      <text:p text:style-name="P282"/>
      <text:p text:style-name="P283"/>
      <text:p text:style-name="P284"/>
      <text:p text:style-name="P285"/>
      <text:p text:style-name="P286"/>
      <text:p text:style-name="P287"/>
      <text:p text:style-name="P288"/>
      <text:p text:style-name="P289"/>
      <text:p text:style-name="P290"/>
      <text:p text:style-name="P291"/>
      <text:p text:style-name="P292"/>
      <text:p text:style-name="P293"/>
      <text:p text:style-name="P29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Lohit Devanagari" svg:font-family="Lohit Devanagari" style:font-family-generic="system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Times New Roman" style:font-name-asian="DejaVu Sans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Standardstycketeckensnitt" style:display-name="Standardstycketeckensnit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Beskrivning" style:display-name="Beskrivni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>
      <style:text-properties fo:font-weight="normal" style:font-weight-asian="normal" style:font-weight-complex="norma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3" style:family="text">
      <style:text-properties fo:font-weight="normal" style:font-weight-asian="normal" style:font-weight-complex="normal"/>
    </style:style>
    <style:style style:name="WW_CharLFO2LVL3" style:family="text">
      <style:text-properties fo:font-weight="normal" style:font-weight-asian="normal" style:font-weight-complex="normal"/>
    </style:style>
    <style:style style:name="WW_CharLFO3LVL3" style:family="text">
      <style:text-properties fo:font-weight="normal" style:font-weight-asian="normal" style:font-weight-complex="normal"/>
    </style:style>
    <style:style style:name="WW_CharLFO4LVL3" style:family="text">
      <style:text-properties fo:font-weight="normal" style:font-weight-asian="normal" style:font-weight-complex="normal"/>
    </style:style>
    <style:style style:name="WW_CharLFO5LVL3" style:family="text">
      <style:text-properties fo:font-weight="normal" style:font-weight-asian="normal" style:font-weight-complex="normal"/>
    </style:style>
    <style:style style:name="WW_CharLFO6LVL3" style:family="text">
      <style:text-properties fo:font-weight="normal" style:font-weight-asian="normal" style:font-weight-complex="normal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text:style-name="WW_CharLFO1LVL3" style:num-suffix="." style:num-format="1" text:start-value="2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text:style-name="WW_CharLFO2LVL3" style:num-suffix="." style:num-format="1" text:start-value="2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text:style-name="WW_CharLFO3LVL3" style:num-suffix="." style:num-format="1" text:start-value="2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text:style-name="WW_CharLFO4LVL3" style:num-suffix="." style:num-format="1" text:start-value="2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text:style-name="WW_CharLFO5LVL3" style:num-suffix="." style:num-format="1" text:start-value="2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6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text:style-name="WW_CharLFO6LVL3" style:num-suffix="." style:num-format="1" text:start-value="2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Nora Lundgren</meta:initial-creator>
    <dc:creator>Elin</dc:creator>
    <meta:creation-date>2013-09-17T18:21:00Z</meta:creation-date>
    <dc:date>2013-09-24T14:23:00Z</dc:date>
    <meta:template xlink:href="Normal" xlink:type="simple"/>
    <meta:editing-cycles>1</meta:editing-cycles>
    <meta:editing-duration>PT8160S</meta:editing-duration>
    <meta:document-statistic meta:page-count="4" meta:paragraph-count="11" meta:word-count="904" meta:character-count="5690" meta:row-count="39" meta:non-whitespace-character-count="4797"/>
  </office:meta>
</office:document-meta>
</file>